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e13e7"/>
    </style:style>
    <style:style style:name="P2" style:family="paragraph" style:parent-style-name="Text_20_body">
      <style:text-properties officeooo:paragraph-rsid="001011ca"/>
    </style:style>
    <style:style style:name="P3" style:family="paragraph" style:parent-style-name="Text_20_body">
      <style:text-properties officeooo:rsid="00158bf3" officeooo:paragraph-rsid="00158bf3"/>
    </style:style>
    <style:style style:name="P4" style:family="paragraph" style:parent-style-name="Text_20_body">
      <style:text-properties officeooo:rsid="001011ca" officeooo:paragraph-rsid="001011ca"/>
    </style:style>
    <style:style style:name="P5" style:family="paragraph" style:parent-style-name="Text_20_body">
      <style:text-properties officeooo:rsid="00112d67" officeooo:paragraph-rsid="00112d67"/>
    </style:style>
    <style:style style:name="P6" style:family="paragraph" style:parent-style-name="Text_20_body">
      <style:text-properties officeooo:paragraph-rsid="00127e9f"/>
    </style:style>
    <style:style style:name="P7" style:family="paragraph" style:parent-style-name="Text_20_body">
      <style:text-properties officeooo:paragraph-rsid="00141ade"/>
    </style:style>
    <style:style style:name="T1" style:family="text">
      <style:text-properties officeooo:rsid="000e13e7"/>
    </style:style>
    <style:style style:name="T2" style:family="text">
      <style:text-properties officeooo:rsid="001011ca"/>
    </style:style>
    <style:style style:name="T3" style:family="text">
      <style:text-properties style:text-position="super 58%"/>
    </style:style>
    <style:style style:name="T4" style:family="text">
      <style:text-properties officeooo:rsid="001149ef"/>
    </style:style>
    <style:style style:name="T5" style:family="text">
      <style:text-properties officeooo:rsid="00127e9f"/>
    </style:style>
    <style:style style:name="T6" style:family="text">
      <style:text-properties officeooo:rsid="00141ade"/>
    </style:style>
    <style:style style:name="T7" style:family="text">
      <style:text-properties fo:font-style="italic" officeooo:rsid="00141ade" style:font-style-asian="italic" style:font-style-complex="italic"/>
    </style:style>
    <style:style style:name="T8" style:family="text">
      <style:text-properties fo:font-style="normal" officeooo:rsid="00141ad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ppy May!</text:p>
      <text:p text:style-name="P1"><text:span text:style-name="T1">To the members, supporters, and hangers-on of the JPMC Workers Alliance (or “JWA” for short), I bid you welcome to this, our first monthly newsletter</text:span>! Whether you've just joined us or have been on board for a while, <text:span text:style-name="T1">I hope you’ll find something useful, inspiring, and entertaining in each issue.</text:span></text:p>
      <text:p text:style-name="P1"><text:s/>-- <text:span text:style-name="T1">Momma Beth</text:span></text:p>
      <text:p text:style-name="Text_20_body"/>
      <text:p text:style-name="Text_20_body">May 1st was May Day, also known as International Workers' Day. </text:p>
      <text:p text:style-name="P1">May Day marked a big accomplishment for the JPMC Workers Alliance. We coordinated and executed our first public in-person event: a pizza party in the 2J wing of the 1111 Polaris office, the McCoy Center. <text:span text:style-name="T1">We</text:span> selected <text:span text:style-name="T1">this location </text:span>due to a high concentration of software engineers, who represent a large portion of our active members. Through this action, we hope to get to know more of our fellow SWEs, especially those who <text:span text:style-name="T1">might</text:span> help us to form our firm's first bargaining unit. We <text:a xlink:type="simple" xlink:href="https://jpmcworkers.com/img/posters/Pizza%20party.png" text:style-name="Internet_20_link" text:visited-style-name="Visited_20_Internet_20_Link">advertised</text:a> ahead of time to garner interest and awareness of the upcoming event. We purchased and served 45 large pizzas, accompanied by approximately 300 tri-fold pamphlets (See <text:a xlink:type="simple" xlink:href="https://jpmcworkers.com/img/posters/Trifold%20side%201.png" text:style-name="Internet_20_link" text:visited-style-name="Visited_20_Internet_20_Link">front</text:a> and <text:a xlink:type="simple" xlink:href="https://jpmcworkers.com/img/posters/Trifold%20side%202.png" text:style-name="Internet_20_link" text:visited-style-name="Visited_20_Internet_20_Link">back</text:a>) to our hungry colleagues. And most importantly, we had active, engaging, and agitating conversations with our peers, finding common ground and the beginnings of support.</text:p>
      <text:p text:style-name="P1">-- <text:span text:style-name="T2">Jesse</text:span></text:p>
      <text:p text:style-name="P1"/>
      <text:p text:style-name="P2"><text:span text:style-name="T2">Paragraph about </text:span>Accommodations Struggles – <text:span text:style-name="T2">hopefully from someone directly affected, with link to the color and B&amp;W posters.</text:span></text:p>
      <text:p text:style-name="Text_20_body">In addition to the pizza party activity, we are still collecting testimonies of those who are <text:a xlink:type="simple" xlink:href="https://jpmcworkers.com/img/posters/Reasonable_Accommodations0.5x.png" text:style-name="Internet_20_link" text:visited-style-name="Visited_20_Internet_20_Link">struggling with the ADA/Reasonable Accommodations process</text:a>, with several interested parties to speak to.</text:p>
      <text:p text:style-name="P2"/>
      <text:p text:style-name="P3">Something silly, such as a cartoon, poem, song, or etc.</text:p>
      <text:p text:style-name="P2"/>
      <text:p text:style-name="P4">Paragraph about lock-box sites – hopefully from SnailFrien.</text:p>
      <text:p text:style-name="P1"/>
      <text:p text:style-name="P5">Polaris RTO Update:</text:p>
      <text:p text:style-name="P5">The Polaris office in Columbus, Ohio has been in-office 5 days since April 21<text:span text:style-name="T3">st</text:span>. Despite management’s claims to the contrary, the transition was not smooth: Desks and parking were both scarce. We’ve heard tales of vehement disagreements over these, but so far no solid evidence of any physical conflict.</text:p>
      <text:p text:style-name="P5">There have been a couple of odd incidents so far: An automobile burned in the parking lot and there was a broken pane of glass in building, but so far no solid evidence has surfaced to confirm the true cause. (If you know of something, feel free to <text:span text:style-name="T4">send a tip along with how you know. We’ll keep your identity confidential.)</text:span></text:p>
      <text:p text:style-name="P5"><text:soft-page-break/><text:span text:style-name="T4">T</text:span>he membership has raised <text:span text:style-name="T4">an idea</text:span> to orchestrate a car-pooling effort specifically as a union activity. <text:span text:style-name="T4">So far, several people have submitted mock-ups for posters that might help drive awareness, but it’s not yet determined how exactly people can join the program. Your ideas are welcome! Please feel free to send them in via e-mail, or join the discussion directly in our discord.</text:span></text:p>
      <text:p text:style-name="P1">-- <text:span text:style-name="T5">Momma Beth</text:span></text:p>
      <text:p text:style-name="P1"/>
      <text:p text:style-name="Text_20_body">What's next?</text:p>
      <text:p text:style-name="P6">If you <text:span text:style-name="T5">would like</text:span> <text:span text:style-name="T5">to</text:span> get involved, plan events and outreach, <text:span text:style-name="T5">offer</text:span> feedback, or simply air your Employee Opinion to an audience <text:span text:style-name="T5">that</text:span> actually ca<text:span text:style-name="T5">s</text:span>e<text:span text:style-name="T5">s</text:span> what you have to say, please respond to this email and we will be <text:span text:style-name="T5">in touch – o</text:span>r join <text:a xlink:type="simple" xlink:href="https://discord.gg/BZA3pxppq9" text:style-name="Internet_20_link" text:visited-style-name="Visited_20_Internet_20_Link">our community</text:a> <text:span text:style-name="T5">directly, get vetted, and participate in the discussion live</text:span>!</text:p>
      <text:p text:style-name="P7"><text:span text:style-name="T6">Remember: “The Union” is </text:span>nothing more than <text:span text:style-name="Strong_20_Emphasis">people who work together agreeing to stand together</text:span> for respect and a decent life. <text:span text:style-name="T7">The union is us: you and me and he and she and they, right here in the workplace.</text:span><text:span text:style-name="T8"> There is no third party. There is only something larger than ourselves, composed </text:span><text:span text:style-name="T7">of </text:span><text:span text:style-name="T8">the workers </text:span><text:span text:style-name="T7">by </text:span><text:span text:style-name="T8">the workers and </text:span><text:span text:style-name="T7">for </text:span><text:span text:style-name="T8">the workers.</text:span></text:p>
      <text:p text:style-name="Text_20_body">Change is coming. Be a part of it.</text:p>
      <text:p text:style-name="P2">Excitedly <text:span text:style-name="T2">Yours</text:span>,</text:p>
      <text:p text:style-name="P2">The <text:span text:style-name="T2">JPMC Workers Alliance</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4T11:07:27.042012000</meta:creation-date>
    <dc:date>2025-05-04T12:17:50.041179400</dc:date>
    <meta:editing-duration>PT25M53S</meta:editing-duration>
    <meta:editing-cycles>4</meta:editing-cycles>
    <meta:generator>LibreOffice/25.2.1.1$Windows_X86_64 LibreOffice_project/e538fb6403facdfd3db0250c3b3278236c675c2a</meta:generator>
    <meta:document-statistic meta:table-count="0" meta:image-count="0" meta:object-count="0" meta:page-count="2" meta:paragraph-count="21" meta:word-count="581" meta:character-count="3446" meta:non-whitespace-character-count="2881"/>
  </office:meta>
</office:document-meta>
</file>